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fo:font-size="12pt" officeooo:rsid="0016ad01" officeooo:paragraph-rsid="0016ad01" style:font-size-asian="12pt" style:font-size-complex="12pt"/>
    </style:style>
    <style:style style:name="P2" style:family="paragraph" style:parent-style-name="Standard">
      <style:text-properties style:font-name="Liberation Sans" fo:font-size="12pt" officeooo:rsid="0016ad01" officeooo:paragraph-rsid="001766fc" style:font-size-asian="12pt" style:font-size-complex="12pt"/>
    </style:style>
    <style:style style:name="P3" style:family="paragraph" style:parent-style-name="Standard">
      <style:text-properties fo:color="#2a6099" style:font-name="Liberation Sans" fo:font-size="12pt" officeooo:rsid="00172cce" officeooo:paragraph-rsid="00172cce" style:font-size-asian="12pt" style:font-size-complex="12pt"/>
    </style:style>
    <style:style style:name="P4" style:family="paragraph" style:parent-style-name="Standard">
      <style:text-properties fo:color="#2a6099" officeooo:rsid="001ecfa2" officeooo:paragraph-rsid="001ecfa2"/>
    </style:style>
    <style:style style:name="P5" style:family="paragraph" style:parent-style-name="Standard">
      <style:text-properties officeooo:paragraph-rsid="00195ada"/>
    </style:style>
    <style:style style:name="P6" style:family="paragraph" style:parent-style-name="Standard">
      <style:text-properties fo:color="#bf0041" fo:font-weight="bold" officeooo:rsid="00195ada" officeooo:paragraph-rsid="00195ada" style:font-weight-asian="bold" style:font-weight-complex="bold"/>
    </style:style>
    <style:style style:name="P7" style:family="paragraph" style:parent-style-name="Standard">
      <style:text-properties officeooo:paragraph-rsid="001ecfa2"/>
    </style:style>
    <style:style style:name="P8" style:family="paragraph" style:parent-style-name="Standard">
      <style:paragraph-properties style:writing-mode="lr-tb"/>
      <style:text-properties style:font-name="Liberation Sans" fo:font-size="12pt" officeooo:paragraph-rsid="00243253" style:font-size-asian="12pt" style:font-size-complex="12pt"/>
    </style:style>
    <style:style style:name="P9" style:family="paragraph" style:parent-style-name="Text_20_body">
      <style:text-properties officeooo:rsid="00162222" officeooo:paragraph-rsid="00162222"/>
    </style:style>
    <style:style style:name="P10" style:family="paragraph" style:parent-style-name="Text_20_body">
      <style:text-properties officeooo:rsid="0016ad01" officeooo:paragraph-rsid="0016ad01"/>
    </style:style>
    <style:style style:name="P11" style:family="paragraph" style:parent-style-name="Text_20_body">
      <style:text-properties style:font-name="Liberation Sans" fo:font-size="12pt" officeooo:rsid="00162222" officeooo:paragraph-rsid="00162222" style:font-size-asian="12pt" style:font-size-complex="12pt"/>
    </style:style>
    <style:style style:name="P12" style:family="paragraph" style:parent-style-name="Text_20_body">
      <style:paragraph-properties fo:line-height="100%"/>
      <style:text-properties fo:color="#2a6099" officeooo:rsid="00162222" officeooo:paragraph-rsid="00162222"/>
    </style:style>
    <style:style style:name="P13" style:family="paragraph" style:parent-style-name="Text_20_body">
      <style:paragraph-properties fo:line-height="100%"/>
      <style:text-properties fo:color="#2a6099" officeooo:rsid="0016ad01" officeooo:paragraph-rsid="0016ad01"/>
    </style:style>
    <style:style style:name="T1" style:family="text">
      <style:text-properties officeooo:rsid="0016ad0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2a6099" style:text-position="super 58%" style:font-name="Liberation Sans" fo:font-size="12pt" fo:font-weight="normal" officeooo:rsid="00195ada" style:font-size-asian="12pt" style:font-weight-asian="normal" style:font-size-complex="12pt" style:font-weight-complex="normal"/>
    </style:style>
    <style:style style:name="T5" style:family="text">
      <style:text-properties fo:color="#2a6099" style:text-position="super 58%" style:font-name="Liberation Sans" fo:font-size="12pt" fo:font-weight="bold" officeooo:rsid="00195ada" style:font-size-asian="12pt" style:font-weight-asian="bold" style:font-size-complex="12pt" style:font-weight-complex="bold"/>
    </style:style>
    <style:style style:name="T6" style:family="text">
      <style:text-properties fo:color="#2a6099" style:text-position="0% 100%" style:font-name="Liberation Sans" fo:font-size="12pt" fo:font-weight="normal" officeooo:rsid="00195ada" style:font-size-asian="12pt" style:font-weight-asian="normal" style:font-size-complex="12pt" style:font-weight-complex="normal"/>
    </style:style>
    <style:style style:name="T7" style:family="text">
      <style:text-properties fo:color="#2a6099" style:text-position="0% 100%" style:font-name="Liberation Sans" fo:font-size="12pt" fo:font-weight="normal" officeooo:rsid="001c2568" style:font-size-asian="12pt" style:font-weight-asian="normal" style:font-size-complex="12pt" style:font-weight-complex="normal"/>
    </style:style>
    <style:style style:name="T8" style:family="text">
      <style:text-properties fo:color="#2a6099" style:text-position="0% 100%" style:font-name="Liberation Sans" fo:font-size="12pt" fo:font-weight="normal" officeooo:rsid="001e2015" style:font-size-asian="12pt" style:font-weight-asian="normal" style:font-size-complex="12pt" style:font-weight-complex="normal"/>
    </style:style>
    <style:style style:name="T9" style:family="text">
      <style:text-properties fo:color="#2a6099" style:text-position="0% 100%" style:font-name="Liberation Sans" fo:font-size="12pt" fo:font-weight="bold" officeooo:rsid="00195ada" style:font-size-asian="12pt" style:font-weight-asian="bold" style:font-size-complex="12pt" style:font-weight-complex="bold"/>
    </style:style>
    <style:style style:name="T10" style:family="text">
      <style:text-properties fo:color="#2a6099" style:text-position="0% 100%" style:font-name="Liberation Sans" fo:font-size="12pt" fo:font-weight="bold" officeooo:rsid="001bc44e" style:font-size-asian="12pt" style:font-weight-asian="bold" style:font-size-complex="12pt" style:font-weight-complex="bold"/>
    </style:style>
    <style:style style:name="T11" style:family="text">
      <style:text-properties fo:color="#2a6099" style:text-position="0% 100%" style:font-name="Liberation Sans" fo:font-size="12pt" fo:font-weight="bold" officeooo:rsid="001e2015" style:font-size-asian="12pt" style:font-weight-asian="bold" style:font-size-complex="12pt" style:font-weight-complex="bold"/>
    </style:style>
    <style:style style:name="T12" style:family="text">
      <style:text-properties fo:color="#2a6099" style:font-name="Liberation Sans" fo:font-size="12pt" fo:font-weight="normal" officeooo:rsid="001766fc" style:font-size-asian="12pt" style:font-weight-asian="normal" style:font-size-complex="12pt" style:font-weight-complex="normal"/>
    </style:style>
    <style:style style:name="T13" style:family="text">
      <style:text-properties fo:color="#2a6099" style:font-name="Liberation Sans" fo:font-size="12pt" fo:font-weight="normal" officeooo:rsid="0018a8cf" style:font-size-asian="12pt" style:font-weight-asian="normal" style:font-size-complex="12pt" style:font-weight-complex="normal"/>
    </style:style>
    <style:style style:name="T14" style:family="text">
      <style:text-properties fo:color="#2a6099" style:font-name="Liberation Sans" fo:font-size="12pt" fo:font-weight="normal" officeooo:rsid="00195ada" style:font-size-asian="12pt" style:font-weight-asian="normal" style:font-size-complex="12pt" style:font-weight-complex="normal"/>
    </style:style>
    <style:style style:name="T15" style:family="text">
      <style:text-properties fo:color="#2a6099" style:font-name="Liberation Sans" fo:font-size="12pt" fo:font-weight="normal" officeooo:rsid="001c2568" style:font-size-asian="12pt" style:font-weight-asian="normal" style:font-size-complex="12pt" style:font-weight-complex="normal"/>
    </style:style>
    <style:style style:name="T16" style:family="text">
      <style:text-properties fo:color="#2a6099" style:font-name="Liberation Sans" fo:font-size="12pt" fo:font-weight="normal" officeooo:rsid="001ecfa2" style:font-size-asian="12pt" style:font-weight-asian="normal" style:font-size-complex="12pt" style:font-weight-complex="normal"/>
    </style:style>
    <style:style style:name="T17" style:family="text">
      <style:text-properties fo:color="#2a6099" style:font-name="Liberation Sans" fo:font-size="12pt" fo:font-weight="normal" officeooo:rsid="001f7596" style:font-size-asian="12pt" style:font-weight-asian="normal" style:font-size-complex="12pt" style:font-weight-complex="normal"/>
    </style:style>
    <style:style style:name="T18" style:family="text">
      <style:text-properties fo:color="#2a6099" style:font-name="Liberation Sans" fo:font-size="12pt" fo:font-style="italic" fo:font-weight="normal" officeooo:rsid="001ecfa2" style:font-size-asian="12pt" style:font-style-asian="italic" style:font-weight-asian="normal" style:font-size-complex="12pt" style:font-style-complex="italic" style:font-weight-complex="normal"/>
    </style:style>
    <style:style style:name="T19" style:family="text">
      <style:text-properties fo:color="#2a6099" officeooo:rsid="00243253"/>
    </style:style>
    <style:style style:name="T20" style:family="text">
      <style:text-properties fo:color="#bf0041" fo:font-weight="bold" style:font-weight-asian="bold" style:font-weight-complex="bold"/>
    </style:style>
    <style:style style:name="T21" style:family="text">
      <style:text-properties fo:color="#bf0041" style:text-position="0% 100%" style:font-name="Liberation Sans" fo:font-size="12pt" fo:font-weight="normal" officeooo:rsid="002087be" style:font-size-asian="12pt" style:font-weight-asian="normal" style:font-size-complex="12pt" style:font-weight-complex="normal"/>
    </style:style>
    <style:style style:name="T22" style:family="text">
      <style:text-properties fo:color="#000000" fo:font-weight="normal" style:font-weight-asian="normal" style:font-weight-complex="normal"/>
    </style:style>
    <style:style style:name="T23" style:family="text">
      <style:text-properties fo:color="#000000" fo:font-weight="bold" style:font-weight-asian="bold" style:font-weight-complex="bold"/>
    </style:style>
    <style:style style:name="T24" style:family="text">
      <style:text-properties fo:color="#000000" style:font-name="Liberation Sans" fo:font-size="12pt" fo:font-weight="normal" officeooo:rsid="0016ad01" style:font-size-asian="12pt" style:font-weight-asian="normal" style:font-size-complex="12pt" style:font-weight-complex="normal"/>
    </style:style>
    <style:style style:name="T25" style:family="text">
      <style:text-properties fo:color="#000000" style:font-name="Liberation Sans" fo:font-size="12pt" fo:font-weight="bold" officeooo:rsid="0016ad01" style:font-size-asian="12pt" style:font-weight-asian="bold" style:font-size-complex="12pt" style:font-weight-complex="bold"/>
    </style:style>
    <style:style style:name="T26" style:family="text">
      <style:text-properties style:text-position="super 58%" style:font-name="Liberation Sans" fo:font-size="12pt" fo:font-weight="normal" style:font-size-asian="12pt" style:font-weight-asian="normal" style:font-size-complex="12pt" style:font-weight-complex="normal"/>
    </style:style>
    <style:style style:name="T27" style:family="text">
      <style:text-properties style:text-position="0% 100%" style:font-name="Liberation Sans" fo:font-size="12pt" fo:font-weight="normal" style:font-size-asian="12pt" style:font-weight-asian="normal" style:font-size-complex="12pt" style:font-weight-complex="normal"/>
    </style:style>
    <style:style style:name="T28" style:family="text">
      <style:text-properties style:text-position="0% 100%" style:font-name="Liberation Sans" fo:font-size="12pt" fo:font-weight="normal" officeooo:rsid="002087be" style:font-size-asian="12pt" style:font-weight-asian="normal" style:font-size-complex="12pt" style:font-weight-complex="normal"/>
    </style:style>
    <style:style style:name="T29" style:family="text">
      <style:text-properties style:text-position="0% 100%" style:font-name="Liberation Sans" fo:font-size="12pt" style:font-size-asian="12pt" style:font-size-complex="12pt"/>
    </style:style>
    <style:style style:name="T30" style:family="text">
      <style:text-properties style:text-position="0% 100%" style:font-name="Liberation Sans" fo:font-size="12pt" officeooo:rsid="00195ada" style:font-size-asian="12pt" style:font-size-complex="12pt"/>
    </style:style>
    <style:style style:name="T31" style:family="text">
      <style:text-properties style:text-position="0% 100%" style:font-name="Liberation Sans1" fo:font-size="12pt" fo:font-weight="normal" style:font-size-asian="12pt" style:font-weight-asian="normal" style:font-size-complex="12pt" style:font-weight-complex="normal"/>
    </style:style>
    <style:style style:name="T32" style:family="text">
      <style:text-properties style:font-name="Liberation Sans" fo:font-size="12pt" fo:font-weight="normal" style:font-size-asian="12pt" style:font-weight-asian="normal" style:font-size-complex="12pt" style:font-weight-complex="normal"/>
    </style:style>
    <style:style style:name="T33" style:family="text">
      <style:text-properties style:font-name="Liberation Sans" fo:font-size="12pt" fo:font-weight="normal" officeooo:rsid="0016ad01" style:font-size-asian="12pt" style:font-weight-asian="normal" style:font-size-complex="12pt" style:font-weight-complex="normal"/>
    </style:style>
    <style:style style:name="T34" style:family="text">
      <style:text-properties style:font-name="Liberation Sans" fo:font-size="12pt" fo:font-weight="normal" officeooo:rsid="001fec0a" style:font-size-asian="12pt" style:font-weight-asian="normal" style:font-size-complex="12pt" style:font-weight-complex="normal"/>
    </style:style>
    <style:style style:name="T35" style:family="text">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T36" style:family="text">
      <style:text-properties fo:color="#c9211e" officeooo:rsid="002432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swer to Reviews</text:p>
      <text:p text:style-name="Text_20_body"/>
      <text:p text:style-name="P12">First of all we would like to thank Prof. Jan Lenaerts (Reviewer 1) and the anonymous Reviewer 2 for the<text:span text:style-name="T1">ir</text:span> time and thorough evaluation of our submitted manuscript. Below we would like to explain how we addressed some of the points raised during the review. We think that our manuscript has been notably improved during the review process.</text:p>
      <text:p text:style-name="P13">Throughout the answer to reviewers <text:span text:style-name="T23">black</text:span><text:span text:style-name="T2"> </text:span><text:span text:style-name="T3">are the reviewers’ comments, </text:span><text:span text:style-name="T2">blue</text:span><text:span text:style-name="T3"> indicates our answers and </text:span><text:span text:style-name="T20">red</text:span><text:span text:style-name="T3"> highlights the changes we made in the text of our manuscript.</text:span></text:p>
      <text:p text:style-name="P10"><text:span text:style-name="T22"/></text:p>
      <text:p text:style-name="P1"><text:span text:style-name="T22">“This study uses a regional atmospheric climate model (MAR) to study the effects of <text:line-break/>drifting snow on clouds over Antarctica, with a particular focus on cloud radiative <text:line-break/>properties. Comparing a simulation that includes drifting snow processes to another <text:line-break/>simulation excluding those, the authors show that drifting snow increases clouds (and <text:line-break/>cloud ice content) over large parts of the ice sheet, with impacts on atmospheric <text:line-break/>temperature and radiation. While the manuscript discusses an important and poorly <text:line-break/>studied subject, is relatively well written, methods mostly are sound, and the topic is <text:line-break/>relevant to GRL, I am afraid that my review of the current manuscript brought up several <text:line-break/>major issues in the results. I feel that each of those needs to be addressed in order for <text:line-break/>the manuscript to provide a substantial and robust addition to the current literature. Here <text:line-break/>below, I will highlight each of these significant issues, after which I will list some smaller <text:line-break/>items of note. “</text:span></text:p>
      <text:p text:style-name="P1"><text:span text:style-name="T22"/></text:p>
      <text:p text:style-name="P3"><text:span text:style-name="T3">Thank you for taking the time to read our manuscript and provide a valuable perspective on some of our results and discussion points. Below we describe in detail how we addressed the four “major issues” raised by Prof. Lenaerts.</text:span></text:p>
      <text:p text:style-name="P1"><text:span text:style-name="T22"/></text:p>
      <text:p text:style-name="P2"><text:span text:style-name="T22"><text:line-break/></text:span><text:span text:style-name="T23">Major Issue 1: Signal vs. noise – instrumental uncertainty</text:span><text:span text:style-name="T22"> <text:line-break/>The authors start off their description of the results including uncertainties, but then <text:line-break/>leave those out in Section 3.5, which presents the comparison to station observations. <text:line-break/>Based on the instrumental error (and omitting any uncertainties arising from comparison <text:line-break/>between MAR and stations, which would further increase uncertainty) the differences <text:line-break/>between the two simulations are highly insignificant. For example, the IMAU AWS us <text:line-break/>the Kipp&amp;Zonen CNR instrument, which has a monthly mean uncertainty of ~5% for <text:line-break/>both downwelling LW and SW fluxes (e.g. Van Tricht et al., 2016 (Nat. Comms)), <text:line-break/>overwhelming the signal of the drifting snow reported here. I don’t have specific <text:line-break/>guidance for the authors to overcome this, but I don’t think the claim of an <text:line-break/>‘improvement’ in surface radiation representation is justified (especially in light of Major <text:line-break/>Issue 2). Perhaps it would be useful to focus on case studies, where a strong blowing <text:line-break/>snow event passes by an AWS and the two simulations can be compared with the <text:line-break/>observed record.</text:span></text:p>
      <text:p text:style-name="P2"><text:span text:style-name="T22"/></text:p>
      <text:p text:style-name="P5"><text:span text:style-name="T12">In this study we focus on long-term (20 years) comparisons between observations and our MAR simulations across multiple weather stations (20 stations). </text:span><text:span text:style-name="T13">During these two decades, we do not focus on </text:span><text:span text:style-name="T15">individual </text:span><text:span text:style-name="T13">blowing snow cases. </text:span><text:span text:style-name="T15">We</text:span><text:span text:style-name="T13"> also include weather stations that are not located in areas with frequent drifting snow. The fact that we still see a reduction in the mean bias, i.e. more accurate radiative fluxes in the model </text:span><text:span text:style-name="T15">with blowing </text:span><text:soft-page-break/><text:span text:style-name="T15">snow</text:span><text:span text:style-name="T13">, is strengthening the drawn conclusions. However, in a different publication using the exact same MAR model (Le Toumelin et al. (2021)) we already </text:span><text:span text:style-name="T14">address the requests of the rewiever. O</text:span><text:span text:style-name="T13">ver an area with extremely frequent drifting snow </text:span><text:span text:style-name="T14">we show that</text:span><text:span text:style-name="T13">, </text:span><text:span text:style-name="T14">I) that the long-term mean bias in incoming longwave fluxes is reduced by 5.5 Wm</text:span><text:span text:style-name="T4">-2</text:span><text:span text:style-name="T6">, 5 times more tha</text:span><text:span text:style-name="T7">n</text:span><text:span text:style-name="T6"> across all weather stations in our manuscript, II) that for a specific case study (2</text:span><text:span text:style-name="T4">nd</text:span><text:span text:style-name="T6"> to 3</text:span><text:span text:style-name="T4">rd</text:span><text:span text:style-name="T6"><text:tab/> Oct 2012), the difference in longwave radiation can reach up to 80 Wm</text:span><text:span text:style-name="T4">-2 </text:span><text:span text:style-name="T7"><text:s/>between MAR with and without drifting snow</text:span><text:span text:style-name="T6">, </text:span><text:span text:style-name="T7"><text:s/>notably</text:span><text:span text:style-name="T6"> outside the 5% error of the observations raised by reviewer 1.</text:span></text:p>
      <text:p text:style-name="P5"><text:span text:style-name="T6"/></text:p>
      <text:p text:style-name="P5"><text:span text:style-name="T6">However, we have decided to highlight that we have already looked at the impact of modelling drifting snow for specific drifting-snow areas and specific </text:span><text:span text:style-name="T8">singular</text:span><text:span text:style-name="T6"> event</text:span><text:span text:style-name="T8">s</text:span><text:span text:style-name="T6"> in a study directly tied to our manuscript to make the results easier to interpret for the reader.</text:span></text:p>
      <text:p text:style-name="P6"><text:span text:style-name="T30">E</text:span><text:span text:style-name="T29">NTER TEXT HERE</text:span></text:p>
      <text:p text:style-name="P5"><text:span text:style-name="T6"/></text:p>
      <text:p text:style-name="P5"><text:span text:style-name="T6">Additionally, we filtered out observations from our weather station dataset without blowing snow, and our now able to show that the reduction in mean bias in incoming longwave radiation for example increased from </text:span><text:span text:style-name="T9">1.1 Wm</text:span><text:span text:style-name="T5">-2 </text:span><text:span text:style-name="T9">to XX Wm</text:span><text:span text:style-name="T5">-2 </text:span><text:span text:style-name="T10">(ENTER NEW RESULTS HERE)</text:span><text:span text:style-name="T9"> </text:span><text:span text:style-name="T11">when focusing on drifting snow cases only.</text:span><text:span text:style-name="T24"><text:line-break/><text:line-break/></text:span><text:span text:style-name="T25">Major Issue 2: Sublimation vs. clouds and SMB impacts </text:span><text:span text:style-name="T24"><text:line-break/>Throughout the paper, the authors mention the impact of sublimation on surface <text:line-break/>temperature and humidity, but fail to discuss the impact on the radiative budget (through <text:line-break/>the latent heat flux). Instead, they focus on the impact of clouds only, masking the <text:line-break/>potential effect of sublimation. In the end, the story remains somewhat convoluted: while <text:line-break/>Figure 1 shows a decrease of atmospheric temperature, but Figure 4 shows an increase <text:line-break/>in surface radiation budget due to clouds – leaving me with the (perhaps false?) <text:line-break/>conclusion that sublimation (enhanced latent heat flux) dominates the enhanced CRE, <text:line-break/>and total surface radiation decreases, lowering atmospheric temperature? And, lastly, <text:line-break/>there is no discussion on potential SMB impacts – how much additional sublimation <text:line-break/>occurs in the drifting snow enable MAR simulation, and is there any impact of <text:line-break/>increased/changed clouds on precipitation?</text:span></text:p>
      <text:p text:style-name="P5"><text:span text:style-name="T24"/></text:p>
      <text:p text:style-name="P4"><text:span text:style-name="T33">R</text:span><text:span text:style-name="T32">eviewer 1 seems to be addressing to separate entities when saying that “sublimation dominates the enhanced cloud radiative effect (CRE),…, lowering atmospheric temperatures.”</text:span></text:p>
      <text:p text:style-name="P7"><text:span text:style-name="T16">Firstly, atmospheric radiation, longwave and shortwave, is absorbed at the surface where it is can be turned into heat and </text:span><text:span text:style-name="T17">higher temperatures</text:span><text:span text:style-name="T16">. However, in our cross section plots we show the whole atmospheric column </text:span><text:span text:style-name="T18">above</text:span><text:span text:style-name="T16"> the surface. Here, sublimational cooling certainly dominates </text:span><text:span text:style-name="T17">because the radiation is not absorbed in the atmosphere</text:span><text:span text:style-name="T16">, while the surface can still be radiatively warmed.</text:span></text:p>
      <text:p text:style-name="P4"><text:span text:style-name="T32"/></text:p>
      <text:p text:style-name="P4"><text:span text:style-name="T32">Secondly, the fact that we see an increase in downwelling longwave radiation </text:span><text:span text:style-name="T35">despite</text:span><text:span text:style-name="T32"> a cooling of the near surface atmosphere just adds to the fact that blowing snow and subsequent changes in cloud </text:span><text:span text:style-name="T34">properties</text:span><text:span text:style-name="T32"> enhance the atmospheric longwave emissivity notably. After all, the incoming longwave radiation at the surface is a multiplication between temperature and emissivity (T</text:span><text:span text:style-name="T26">4</text:span><text:span text:style-name="T27"> * </text:span><text:span text:style-name="T31">ε</text:span><text:span text:style-name="T27">). </text:span><text:span text:style-name="T28">We therefore have added some clarification in the text emphasizing this point: </text:span><text:span text:style-name="T21">“ENTER TEXT HERE”</text:span></text:p>
      <text:p text:style-name="P5"><text:span text:style-name="T24"/></text:p>
      <text:p text:style-name="P5"><text:span text:style-name="T24"/></text:p>
      <text:p text:style-name="P8"><text:span text:style-name="T2">Major Issue 3: No discussion of drifting snow climatology </text:span><text:line-break/>The results start right off with the impact of drifting snow on the atmosphere, leaving the <text:line-break/>reader (at least me!) wondering throughout the rest of results how much drifting snow <text:line-break/><text:soft-page-break/>the model actually produces? And are there any statistical correlations between the <text:line-break/>strength/frequency of drifting snow and its impacts on the atmosphere (in other words, <text:line-break/>do the regions/seasons/... with most drifting snow also show the strongest response – <text:line-break/>and why (not)? I believe that, as minimum, a new Section 3.1 should be added to briefly <text:line-break/>discuss Drifting snow climatology. <text:line-break/><text:line-break/><text:span text:style-name="T2">Major Issue 4: CloudSat-CALIPSO </text:span><text:line-break/>Section 3.3 discusses the use of the CloudSat-CALIPSO satellite derived cloud fraction <text:line-break/>product. There are a few important caveats to this analysis: (1) how is cloud fraction <text:line-break/>defined in the satellite product (a weighted combination of low, mid, and high clouds? A <text:line-break/>simple sum? Or something else?), and is the cloud fraction definition consistent <text:line-break/>between MAR and the satellite product? If not consistent, this is not a fair comparison; <text:line-break/>(2) Figure 3 suggests changes in the cloud fraction between the two MAR simulations, <text:line-break/>but it is unclear at what level in the atmosphere, and what driving physical process <text:line-break/>would be – especially given the fact that all drifting snow (or the vast majority) occurs <text:line-break/>below 720 m above the surface. The authors later (Line 314 and below in discussion) <text:line-break/>discuss some physical mechanisms for increased cloudiness, but fail to give evidence <text:line-break/>which of those actually shows up in the model results, and how important they are. </text:p>
      <text:p text:style-name="P8"/>
      <text:p text:style-name="P8"><text:span text:style-name="T19">We think that we could have done a better job explaining this fact, but the point raised by the reviewer that the definition of clouds between CloudSat-CALIPSO and MAR are different are exactly the point we want to make. One cannot use most satellite cloud cover products to validate a model once blowing snow is taken into account. In our MAR model, the airborne ice particles, once they reach a certain optical thickness, are considered to be a clouds, often occurring in the lowermost 100m of the atmosphere. However, CloudSat-CALIPSO data used here does not report clouds below 720 m, rendering the cloud cover product less helpful to improve model cloud cover when dealing with drifting snow particles. We have emphasized this point in the manuscript: </text:span><text:span text:style-name="T36">ENTER TEXT HERE</text:span><text:line-break/><text:line-break/><text:line-break/><text:span text:style-name="T2">Other comments </text:span><text:line-break/>L25: 2.17 W/m2 – is this 0.17 W/m2 a significant number? What are the uncertainties? <text:line-break/>L26: missing – needs more context (missing where?) <text:line-break/>L39: Therefore... - I think this claim is not justified just based on the results presented <text:line-break/>here. <text:line-break/>L68: reorder words: “...all clouds, mixed-phase clouds can still exist above the boundary <text:line-break/>layer in the Antarctic interior” <text:line-break/>L147: ‘low height gradients’ – do the authors mean ‘shallow surface slopes’? <text:line-break/>Figure 2: what are the relative changes? Might be more interesting than the absolute <text:line-break/>changes, especially for LWP and IWP. <text:line-break/>Section 3: if there uncertainties given, where do they come from? <text:line-break/>L307: units are missing <text:line-break/>L329: a more local analysis? What does this mean? (cf. Major issue 2)</text:p>
      <text:p text:style-name="P11"/>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2T10:11:55.729994509</meta:creation-date>
    <dc:date>2021-08-12T16:33:05.173753712</dc:date>
    <meta:editing-duration>PT4H50M2S</meta:editing-duration>
    <meta:editing-cycles>12</meta:editing-cycles>
    <meta:generator>LibreOffice/6.4.7.2$Linux_X86_64 LibreOffice_project/40$Build-2</meta:generator>
    <meta:document-statistic meta:table-count="0" meta:image-count="0" meta:object-count="0" meta:page-count="3" meta:paragraph-count="15" meta:word-count="1530" meta:character-count="9613" meta:non-whitespace-character-count="8015"/>
  </office:meta>
</office:document-meta>
</file>